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shelfmark</text:p>
          </table:table-cell>
          <table:table-cell table:style-name="ce2" office:value-type="string" calcext:value-type="string">
            <text:p>mh</text:p>
          </table:table-cell>
          <table:table-cell table:style-name="ce1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B 11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6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7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9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2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3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4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5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6-1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6-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7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9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4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6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7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9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3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4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6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B 147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9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string" calcext:value-type="string">
            <text:p>B 150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B 151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B 152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B 153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B 154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B 155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B 156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B 157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B 159</text:p>
          </table:table-cell>
          <table:table-cell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string" calcext:value-type="string">
            <text:p>B 161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string" calcext:value-type="string">
            <text:p>B 163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64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B 165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69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string" calcext:value-type="string">
            <text:p>B 170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string" calcext:value-type="string">
            <text:p>B 171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72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string" calcext:value-type="string">
            <text:p>B 173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string" calcext:value-type="string">
            <text:p>B 174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string" calcext:value-type="string">
            <text:p>B 175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string" calcext:value-type="string">
            <text:p>B 17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77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string" calcext:value-type="string">
            <text:p>B 178</text:p>
          </table:table-cell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B 179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B 180</text:p>
          </table:table-cell>
          <table:table-cell office:value-type="float" office:value="828" calcext:value-type="float">
            <text:p>828</text:p>
          </table:table-cell>
          <table:table-cell/>
        </table:table-row>
        <table:table-row table:style-name="ro1">
          <table:table-cell office:value-type="string" calcext:value-type="string">
            <text:p>B 181</text:p>
          </table:table-cell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string" calcext:value-type="string">
            <text:p>B 18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83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B 184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string" calcext:value-type="string">
            <text:p>B 185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B 187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B 188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string" calcext:value-type="string">
            <text:p>B 189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1</text:p>
          </table:table-cell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string" calcext:value-type="string">
            <text:p>B 192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B 193</text:p>
          </table:table-cell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string" calcext:value-type="string">
            <text:p>B 194</text:p>
          </table:table-cell>
          <table:table-cell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string" calcext:value-type="string">
            <text:p>B 195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6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string" calcext:value-type="string">
            <text:p>B 197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B 198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B 199</text:p>
          </table:table-cell>
          <table:table-cell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string" calcext:value-type="string">
            <text:p>B 200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string" calcext:value-type="string">
            <text:p>B 201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string" calcext:value-type="string">
            <text:p>B 202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03</text:p>
          </table:table-cell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string" calcext:value-type="string">
            <text:p>B 204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B 205</text:p>
          </table:table-cell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string" calcext:value-type="string">
            <text:p>B 208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string" calcext:value-type="string">
            <text:p>B 209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B 210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B 211</text:p>
          </table:table-cell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string" calcext:value-type="string">
            <text:p>B 212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string" calcext:value-type="string">
            <text:p>B 213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string" calcext:value-type="string">
            <text:p>B 214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string" calcext:value-type="string">
            <text:p>B 215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B 21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17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18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string" calcext:value-type="string">
            <text:p>B 21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20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string" calcext:value-type="string">
            <text:p>B 221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22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string" calcext:value-type="string">
            <text:p>B 223</text:p>
          </table:table-cell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string" calcext:value-type="string">
            <text:p>B 224</text:p>
          </table:table-cell>
          <table:table-cell office:value-type="float" office:value="827" calcext:value-type="float">
            <text:p>827</text:p>
          </table:table-cell>
          <table:table-cell/>
        </table:table-row>
        <table:table-row table:style-name="ro1">
          <table:table-cell office:value-type="string" calcext:value-type="string">
            <text:p>B 225</text:p>
          </table:table-cell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string" calcext:value-type="string">
            <text:p>B 226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B 227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B 276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E 68</text:p>
          </table:table-cell>
          <table:table-cell office:value-type="string" calcext:value-type="string">
            <text:p>deest</text:p>
          </table:table-cell>
          <table:table-cell/>
        </table:table-row>
        <table:table-row table:style-name="ro1">
          <table:table-cell office:value-type="string" calcext:value-type="string">
            <text:p>E 69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F 25</text:p>
          </table:table-cell>
          <table:table-cell office:value-type="string" calcext:value-type="string">
            <text:p>deest</text:p>
          </table:table-cell>
          <table:table-cell/>
        </table:table-row>
        <table:table-row table:style-name="ro1">
          <table:table-cell office:value-type="string" calcext:value-type="string">
            <text:p>F 26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F 27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F 2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 29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string" calcext:value-type="string">
            <text:p>F 30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H 21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 1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50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 17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10484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3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2-09-22T19:27:03.752137655</dc:date>
    <meta:editing-duration>PT3H16M17S</meta:editing-duration>
    <meta:editing-cycles>63</meta:editing-cycles>
    <meta:generator>LibreOffice/7.4.1.2$Linux_X86_64 LibreOffice_project/40$Build-2</meta:generator>
    <meta:document-statistic meta:table-count="1" meta:cell-count="312" meta:object-count="0"/>
  </office:meta>
</office:document-meta>
</file>